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598in"/>
    </style:style>
    <style:style style:name="co2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eyexp_test-CIV30-4-7-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II47(kexprocIII13(kexprocIV09(kexprocIII55(kexprocIII5(kexprocIII32</text:p>
          </table:table-cell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DUMMY(kexproc01(kexprocIII47(kexprocIV06(kexprocIV09(kexprocIII39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V11(kexprocIII44(kexprocIII2(kexprocIV04(kexprocIV01(kexproc0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01(kexprocIII25(kexprocIII36(kexprocIV03(kexprocIII35(kexprocIII20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V09(kexprocIII32(kexprocIII51(kexprocIV03(kexprocIII19(kexprocIII51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II36(kexprocIII54(kexprocIV02(kexprocIV03(kexprocIII31(kexprocIV09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II24(kexprocIII44(kexprocIII22(kexprocIV03(kexprocIV06(kexprocIV11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V03(kexprocIII20(kexprocIII42(kexprocIV03(kexprocIV05(kexprocIII10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II17(kexprocIV01(kexprocIII17(kexprocIV03(kexprocIV05(kexprocIII55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V0(kexprocIV07(kexproc02(kexprocIV03(kexprocIV04(kexprocIII47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II1(kexprocIII1(kexprocIII23(kexprocIV03(kexprocIV04(kexproc03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V04(kexprocIII48(kexprocIV09(kexprocIV03(kexprocIV05(kexprocIII9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II51(kexprocIII36(kexprocIII50(kexprocIV03(kexprocIV04(kexprocIII19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II47(kexprocIII5(kexprocIII25(kexprocIV03(kexprocIV04(kexprocIII18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16(kexprocIII53(kexprocIII1(kexproc03(kexprocIV04(kexprocIII30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II8(kexprocIII34(kexprocIII23(kexprocIV03(kexprocIV04(kexprocIII9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II33(kexprocIII13(kexprocIII18(kexprocIV03(kexprocIV04(kexprocIII3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DUMMY(kexprocIII4(kexprocIII50(kexprocIV03(kexprocIV04(kexprocIV08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27(kexprocIII11(kexprocIV05(kexprocIII40(kexprocIII44(kexprocIII7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45(kexprocIII40(kexprocIV08(kexprocIII52(kexprocIII8(kexprocIII32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25(kexprocIV01(kexprocIII45(kexprocIII48(kexprocIII21(kexprocIII19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38(kexprocIII30(kexprocIII16(kexprocIII52(kexprocIII13(kexprocIII23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V02(kexprocIV03(kexprocIII10(kexprocIII32(kexprocIII20(kexprocIII25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19(kexprocIII11(kexprocIV11(kexprocIII21(kexprocIV02(kexprocIII9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54(kexprocIII11(kexprocIII34(kexprocIII24(kexprocIII41(kexprocIII30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02(kexprocIV01(kexprocIII22(kexprocIII20(kexprocIV06(kexprocIII17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44(kexprocIII55(kexprocIII39(kexprocIII7(kexprocIV07(kexprocIII21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25(kexprocIII21(kexprocIII21(kexprocIII14(kexprocIII12(kexprocIV1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54(kexprocIII48(kexprocIII14(kexprocIII18(kexprocIII7(kexprocIII34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DUMMY(kexprocIII16(kexprocIV01(kexprocIV07(kexprocIII35(kexprocIII22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V09(kexprocIV10(kexprocIV05(kexprocIV04(kexprocIII12(kexprocIII48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16(kexprocIII2(kexprocIII48(kexprocIII2(kexprocIII55(kexprocIII42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13(kexprocIII33(kexprocIII35(kexprocIII5(kexprocIII21(kexprocIII50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33(kexprocIII26(kexprocIII33(kexprocIV07(kexprocIII7(kexprocIII23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14(kexprocIII2(kexprocIII22(kexprocIV04(kexprocIII10(kexprocIII21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39(kexprocIII17(kexprocIV0(kexprocIV05(kexprocIII43(kexprocIV09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2(kexprocIII1(kexprocIII8(kexprocIV03(kexprocIII27(DUMMY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V09(kexprocIII1(DUMMY(kexprocIV03(kexprocIII52(kexprocIII1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V09(kexprocIII4(kexproc01(kexprocIV04(kexprocIII6(kexprocIII4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DUMMY(kexprocIII7(kexprocIII21(kexprocIV04(kexprocIV0(kexprocIII41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01(kexprocIV0(kexprocIII29(kexprocIV03(kexprocIV04(kexprocIV07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6(DUMMY(kexprocIV02(kexprocIV03(kexprocIII44(kexprocIII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25(DUMMY(kexprocIII24(kexprocIV03(kexprocIV11(kexprocIII7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V01(kexprocIII22(kexprocIII5(kexprocIV03(kexprocIII9(kexprocIII4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40(kexprocIV10(kexprocIII28(kexprocIV03(kexprocIII18(kexprocIII43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18(kexprocIII55(DUMMY(kexprocIV03(kexprocIII4(kexprocIII23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II55(kexprocIII41(DUMMY(kexprocIII50(kexproc01(kexprocIII26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50(kexprocIII29(kexprocIII34(kexprocIV03(kexprocIV10(kexprocIII43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43(kexprocIII35(kexprocIII39(kexprocIV03(kexprocIII2(kexprocIII36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22(kexprocIII52(kexprocIII9(kexprocIV03(kexprocIV08(kexprocIII23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26(kexproc02(kexprocIII35(kexprocIV03(kexprocIV04(kexprocIII35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II54(kexprocIII7(kexprocIII40(kexprocIII35(kexprocIII42(kexprocIII23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II24(kexprocIII38(kexprocIII51(kexprocIII32(kexprocIV04(kexprocIII41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37(kexprocIII44(kexprocIII13(kexprocIV03(kexprocIV07(kexprocIII27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II20(kexprocIII38(kexprocIII48(kexprocIV07(kexprocIII19(kexprocIII34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II22(kexprocIII20(kexprocIII15(kexprocIII4(kexprocIII54(kexprocIII20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II51(kexprocIII28(kexprocIII42(kexprocIV03(kexprocIII7(kexprocIII3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10(kexprocIV07(kexprocIII4(kexprocIV03(kexprocIV06(kexprocIV08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46(kexprocIII42(kexprocIII11(kexprocIV03(kexprocIV06(kexprocIII15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11(kexprocIII29(kexprocIII46(kexprocIV03(kexprocIV04(kexprocIII53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V0(kexprocIII36(kexprocIII15(kexprocIV03(kexprocIV04(kexprocIII46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55(kexprocIII21(kexprocIV03(kexprocIV03(kexprocIV04(kexprocIII36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32(kexprocIII42(kexprocIV03(kexprocIV03(kexprocIV04(kexprocIII14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II49(DUMMY(kexprocIII46(kexprocIV03(kexprocIV04(kexprocIII2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II55(kexprocIII13(kexprocIII31(kexprocIV03(kexprocIV09(kexprocIII48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33(kexprocIII36(kexprocIII15(kexprocIV03(kexprocIV04(kexprocIII22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UmsYDCbDiQ0umpnQV8yYHCRl4YWb7</text:p>
          </table:table-cell>
          <table:table-cell office:value-type="string" calcext:value-type="string">
            <text:p>(kexprocIV04(kexprocIII6(kexprocIII41(kexprocIV03(kexprocIV04(kexprocIV06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12(kexprocIII35(kexprocIV06(kexprocIV03(kexprocIV04(kexprocIV11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V0(kexprocIII5(kexprocIV03(kexprocIV03(kexprocIV07(kexprocIII3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03(kexprocIII3(kexprocIII14(kexprocIV03(kexprocIV04(kexprocIII4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II41(kexprocIII21(kexproc03(kexprocIV03(kexprocIV05(kexproc03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II7(kexprocIII55(kexprocIII49(kexprocIV03(kexprocIV04(kexprocIV07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V11(kexprocIII2(kexprocIII36(kexprocIV03(kexprocIV04(kexprocIII12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II24(kexprocIII34(kexprocIII41(kexprocIV03(kexprocIV04(kexprocIII5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03(kexprocIII53(kexprocIII42(kexprocIV03(kexprocIV04(kexprocIV10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Richard McClintock</text:p>
          </table:table-cell>
          <table:table-cell office:value-type="string" calcext:value-type="string">
            <text:p>(kexprocIII20(kexprocIV11(kexprocIII54(kexprocIV03(kexprocIV04(kexprocIV0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DUMMY(DUMMY(kexprocIV08(kexprocIV03(kexprocIV04(kexprocIV08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Finibus Bonorum et Malorum" by Cicero</text:p>
          </table:table-cell>
          <table:table-cell office:value-type="string" calcext:value-type="string">
            <text:p>(kexprocIII33(kexprocIII12(kexprocIII43(kexprocIV03(kexprocIV04(kexprocIV0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acus cubilia urna eget eleifend</text:p>
          </table:table-cell>
          <table:table-cell office:value-type="string" calcext:value-type="string">
            <text:p>(kexprocIV01(kexprocIII11(kexprocIII25(kexprocIV03(kexprocIV04(kexprocIV06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</table:table-row>
      </table:table>
      <table:named-expressions/>
      <table:database-ranges>
        <table:database-range table:name="__Anonymous_Sheet_DB__0" table:target-range-address="'keyexp_test-CIV30-4-7-6'.A1:'keyexp_test-CIV30-4-7-6'.D79" table:contains-header="false">
          <table:sort>
            <table:sort-by table:field-number="3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23T16:50:04.622098474</dc:date>
    <meta:editing-duration>PT8M7S</meta:editing-duration>
    <meta:editing-cycles>1</meta:editing-cycles>
    <meta:document-statistic meta:table-count="1" meta:cell-count="316" meta:object-count="0"/>
    <meta:generator>LibreOffice/6.3.4.2.0$Linux_X86_64 LibreOffice_project/30$Build-2</meta:generator>
  </office:meta>
</office:document-meta>
</file>